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ir, extend pipe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=3992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5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5009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349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30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X2]-[.$X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D3]-[.$D$2]" office:value-type="float" office:value="37" calcext:value-type="float">
            <text:p>3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I3]-[.$I$2]" office:value-type="float" office:value="34" calcext:value-type="float">
            <text:p>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N3]-[.$N$2]" office:value-type="float" office:value="32" calcext:value-type="float">
            <text:p>3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S3]-[.$S$2]" office:value-type="float" office:value="43" calcext:value-type="float">
            <text:p>43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X3]-[.$X$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D4]-[.$D$2]" office:value-type="float" office:value="74" calcext:value-type="float">
            <text:p>7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I4]-[.$I$2]" office:value-type="float" office:value="66" calcext:value-type="float">
            <text:p>6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N4]-[.$N$2]" office:value-type="float" office:value="64" calcext:value-type="float">
            <text:p>6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S4]-[.$S$2]" office:value-type="float" office:value="87" calcext:value-type="float">
            <text:p>8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X4]-[.$X$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D5]-[.$D$2]" office:value-type="float" office:value="112" calcext:value-type="float">
            <text:p>11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I5]-[.$I$2]" office:value-type="float" office:value="102" calcext:value-type="float">
            <text:p>10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N5]-[.$N$2]" office:value-type="float" office:value="97" calcext:value-type="float">
            <text:p>9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formula="of:=[.S5]-[.$S$2]" office:value-type="float" office:value="130" calcext:value-type="float">
            <text:p>130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formula="of:=[.X5]-[.$X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D6]-[.$D$2]" office:value-type="float" office:value="149" calcext:value-type="float">
            <text:p>149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I6]-[.$I$2]" office:value-type="float" office:value="137" calcext:value-type="float">
            <text:p>137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N6]-[.$N$2]" office:value-type="float" office:value="130" calcext:value-type="float">
            <text:p>130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formula="of:=[.S6]-[.$S$2]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D7]-[.$D$2]" office:value-type="float" office:value="186" calcext:value-type="float">
            <text:p>186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formula="of:=[.I7]-[.$I$2]" office:value-type="float" office:value="176" calcext:value-type="float">
            <text:p>176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formula="of:=[.N7]-[.$N$2]"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D8]-[.$D$2]" office:value-type="float" office:value="223" calcext:value-type="float">
            <text:p>223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formula="of:=[.I8]-[.$I$2]" office:value-type="float" office:value="213" calcext:value-type="float">
            <text:p>213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formula="of:=[.N8]-[.$N$2]" office:value-type="float" office:value="197" calcext:value-type="float">
            <text:p>197</text:p>
          </table:table-cell>
          <table:table-cell table:number-columns-repeated="10"/>
        </table:table-row>
      </table:table>
      <table:table table:name="Carbon, extend pipe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=3248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000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5007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49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S2]-[.$S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D3]-[.$D$2]" office:value-type="float" office:value="51" calcext:value-type="float">
            <text:p>5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I3]-[.$I$2]"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N3]-[.$N$2]" office:value-type="float" office:value="28" calcext:value-type="float">
            <text:p>2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S3]-[.$S$2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D4]-[.$D$2]" office:value-type="float" office:value="104" calcext:value-type="float">
            <text:p>104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I4]-[.$I$2]" office:value-type="float" office:value="72" calcext:value-type="float">
            <text:p>7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N4]-[.$N$2]" office:value-type="float" office:value="58" calcext:value-type="float">
            <text:p>5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S4]-[.$S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D5]-[.$D$2]" office:value-type="float" office:value="158" calcext:value-type="float">
            <text:p>15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I5]-[.$I$2]" office:value-type="float" office:value="110" calcext:value-type="float">
            <text:p>11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N5]-[.$N$2]" office:value-type="float" office:value="86" calcext:value-type="float">
            <text:p>8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formula="of:=[.S5]-[.$S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table:formula="of:=[.I6]-[.$I$2]" office:value-type="float" office:value="151" calcext:value-type="float">
            <text:p>15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N6]-[.$N$2]" office:value-type="float" office:value="115" calcext:value-type="float">
            <text:p>115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formula="of:=[.S6]-[.$S$2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26" calcext:value-type="float">
            <text:p>226</text:p>
          </table:table-cell>
          <table:table-cell table:formula="of:=[.I7]-[.$I$2]" office:value-type="float" office:value="189" calcext:value-type="float">
            <text:p>189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formula="of:=[.N7]-[.$N$2]"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 table:formula="of:=[.N8]-[.$N$2]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213" calcext:value-type="float">
            <text:p>213</text:p>
          </table:table-cell>
          <table:table-cell table:formula="of:=[.N9]-[.$N$2]" office:value-type="float" office:value="200" calcext:value-type="float">
            <text:p>200</text:p>
          </table:table-cell>
          <table:table-cell table:number-columns-repeated="5"/>
        </table:table-row>
      </table:table>
      <table:table table:name="Air, fixed pipe" table:style-name="ta1"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=23.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3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3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4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4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=5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D2]-[.$D$2]" office:value-type="float" office:value="0" calcext:value-type="float">
            <text:p>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formula="of:=[.N2]-[.$N$2]" office:value-type="float" office:value="0" calcext:value-type="float">
            <text:p>0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formula="of:=[.S2]-[.$S$2]" office:value-type="float" office:value="0" calcext:value-type="float">
            <text:p>0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formula="of:=[.X2]-[.$X$2]" office:value-type="float" office:value="0" calcext:value-type="float">
            <text:p>0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formula="of:=[.AC2]-[.$A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formula="of:=[.D3]-[.$D$2]" office:value-type="float" office:value="226" calcext:value-type="float">
            <text:p>226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table:formula="of:=[.I3]-[.$I$2]" office:value-type="float" office:value="227" calcext:value-type="float">
            <text:p>227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formula="of:=[.N3]-[.$N$2]" office:value-type="float" office:value="230" calcext:value-type="float">
            <text:p>230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formula="of:=[.S3]-[.$S$2]" office:value-type="float" office:value="231" calcext:value-type="float">
            <text:p>231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formula="of:=[.X3]-[.$X$2]" office:value-type="float" office:value="233" calcext:value-type="float">
            <text:p>233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formula="of:=[.AC3]-[.$AC$2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table:formula="of:=[.D4]-[.$D$2]" office:value-type="float" office:value="453" calcext:value-type="float">
            <text:p>453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formula="of:=[.I4]-[.$I$2]" office:value-type="float" office:value="457" calcext:value-type="float">
            <text:p>457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table:formula="of:=[.N4]-[.$N$2]" office:value-type="float" office:value="461" calcext:value-type="float">
            <text:p>461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formula="of:=[.S4]-[.$S$2]" office:value-type="float" office:value="464" calcext:value-type="float">
            <text:p>464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table:formula="of:=[.X4]-[.$X$2]" office:value-type="float" office:value="468" calcext:value-type="float">
            <text:p>468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table:formula="of:=[.AC4]-[.$AC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table:formula="of:=[.D5]-[.$D$2]" office:value-type="float" office:value="682" calcext:value-type="float">
            <text:p>682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table:formula="of:=[.I5]-[.$I$2]" office:value-type="float" office:value="688" calcext:value-type="float">
            <text:p>688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table:formula="of:=[.N5]-[.$N$2]" office:value-type="float" office:value="694" calcext:value-type="float">
            <text:p>694</text:p>
          </table:table-cell>
          <table:table-cell table:number-columns-repeated="3"/>
          <table:table-cell office:value-type="float" office:value="958" calcext:value-type="float">
            <text:p>958</text:p>
          </table:table-cell>
          <table:table-cell table:formula="of:=[.S5]-[.$S$2]" office:value-type="float" office:value="699" calcext:value-type="float">
            <text:p>699</text:p>
          </table:table-cell>
          <table:table-cell table:number-columns-repeated="3"/>
          <table:table-cell office:value-type="float" office:value="966" calcext:value-type="float">
            <text:p>966</text:p>
          </table:table-cell>
          <table:table-cell table:formula="of:=[.X5]-[.$X$2]" office:value-type="float" office:value="705" calcext:value-type="float">
            <text:p>705</text:p>
          </table:table-cell>
          <table:table-cell table:number-columns-repeated="3"/>
          <table:table-cell office:value-type="float" office:value="973" calcext:value-type="float">
            <text:p>973</text:p>
          </table:table-cell>
          <table:table-cell table:formula="of:=[.AC5]-[.$AC$2]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formula="of:=[.D6]-[.$D$2]" office:value-type="float" office:value="911" calcext:value-type="float">
            <text:p>911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formula="of:=[.I6]-[.$I$2]" office:value-type="float" office:value="920" calcext:value-type="float">
            <text:p>920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table:formula="of:=[.N6]-[.$N$2]" office:value-type="float" office:value="928" calcext:value-type="float">
            <text:p>928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formula="of:=[.S6]-[.$S$2]" office:value-type="float" office:value="935" calcext:value-type="float">
            <text:p>935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formula="of:=[.X6]-[.$X$2]" office:value-type="float" office:value="943" calcext:value-type="float">
            <text:p>943</text:p>
          </table:table-cell>
          <table:table-cell table:number-columns-repeated="3"/>
          <table:table-cell office:value-type="float" office:value="1213" calcext:value-type="float">
            <text:p>1213</text:p>
          </table:table-cell>
          <table:table-cell table:formula="of:=[.AC6]-[.$AC$2]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table:formula="of:=[.D7]-[.$D$2]" office:value-type="float" office:value="1142" calcext:value-type="float">
            <text:p>1142</text:p>
          </table:table-cell>
          <table:table-cell table:number-columns-repeated="3"/>
          <table:table-cell office:value-type="float" office:value="1409" calcext:value-type="float">
            <text:p>1409</text:p>
          </table:table-cell>
          <table:table-cell table:formula="of:=[.I7]-[.$I$2]" office:value-type="float" office:value="1154" calcext:value-type="float">
            <text:p>1154</text:p>
          </table:table-cell>
          <table:table-cell table:number-columns-repeated="3"/>
          <table:table-cell office:value-type="float" office:value="1420" calcext:value-type="float">
            <text:p>1420</text:p>
          </table:table-cell>
          <table:table-cell table:formula="of:=[.N7]-[.$N$2]" office:value-type="float" office:value="1163" calcext:value-type="float">
            <text:p>1163</text:p>
          </table:table-cell>
          <table:table-cell table:number-columns-repeated="3"/>
          <table:table-cell office:value-type="float" office:value="1431" calcext:value-type="float">
            <text:p>1431</text:p>
          </table:table-cell>
          <table:table-cell table:formula="of:=[.S7]-[.$S$2]" office:value-type="float" office:value="1172" calcext:value-type="float">
            <text:p>1172</text:p>
          </table:table-cell>
          <table:table-cell table:number-columns-repeated="3"/>
          <table:table-cell office:value-type="float" office:value="1443" calcext:value-type="float">
            <text:p>1443</text:p>
          </table:table-cell>
          <table:table-cell table:formula="of:=[.X7]-[.$X$2]" office:value-type="float" office:value="1182" calcext:value-type="float">
            <text:p>1182</text:p>
          </table:table-cell>
          <table:table-cell table:number-columns-repeated="3"/>
          <table:table-cell office:value-type="float" office:value="1454" calcext:value-type="float">
            <text:p>1454</text:p>
          </table:table-cell>
          <table:table-cell table:formula="of:=[.AC7]-[.$AC$2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4" calcext:value-type="float">
            <text:p>1624</text:p>
          </table:table-cell>
          <table:table-cell table:formula="of:=[.D8]-[.$D$2]" office:value-type="float" office:value="1373" calcext:value-type="float">
            <text:p>1373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 table:formula="of:=[.I8]-[.$I$2]" office:value-type="float" office:value="1387" calcext:value-type="float">
            <text:p>1387</text:p>
          </table:table-cell>
          <table:table-cell table:number-columns-repeated="3"/>
          <table:table-cell office:value-type="float" office:value="1655" calcext:value-type="float">
            <text:p>1655</text:p>
          </table:table-cell>
          <table:table-cell table:formula="of:=[.N8]-[.$N$2]" office:value-type="float" office:value="1398" calcext:value-type="float">
            <text:p>1398</text:p>
          </table:table-cell>
          <table:table-cell table:number-columns-repeated="3"/>
          <table:table-cell office:value-type="float" office:value="1668" calcext:value-type="float">
            <text:p>1668</text:p>
          </table:table-cell>
          <table:table-cell table:formula="of:=[.S8]-[.$S$2]" office:value-type="float" office:value="1409" calcext:value-type="float">
            <text:p>1409</text:p>
          </table:table-cell>
          <table:table-cell table:number-columns-repeated="3"/>
          <table:table-cell office:value-type="float" office:value="1681" calcext:value-type="float">
            <text:p>1681</text:p>
          </table:table-cell>
          <table:table-cell table:formula="of:=[.X8]-[.$X$2]" office:value-type="float" office:value="1420" calcext:value-type="float">
            <text:p>1420</text:p>
          </table:table-cell>
          <table:table-cell table:number-columns-repeated="3"/>
          <table:table-cell office:value-type="float" office:value="1694" calcext:value-type="float">
            <text:p>1694</text:p>
          </table:table-cell>
          <table:table-cell table:formula="of:=[.AC8]-[.$AC$2]"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table:formula="of:=[.D9]-[.$D$2]" office:value-type="float" office:value="1605" calcext:value-type="float">
            <text:p>1605</text:p>
          </table:table-cell>
          <table:table-cell table:number-columns-repeated="3"/>
          <table:table-cell office:value-type="float" office:value="1877" calcext:value-type="float">
            <text:p>1877</text:p>
          </table:table-cell>
          <table:table-cell table:formula="of:=[.I9]-[.$I$2]" office:value-type="float" office:value="1622" calcext:value-type="float">
            <text:p>1622</text:p>
          </table:table-cell>
          <table:table-cell table:number-columns-repeated="3"/>
          <table:table-cell office:value-type="float" office:value="1891" calcext:value-type="float">
            <text:p>1891</text:p>
          </table:table-cell>
          <table:table-cell table:formula="of:=[.N9]-[.$N$2]" office:value-type="float" office:value="1634" calcext:value-type="float">
            <text:p>1634</text:p>
          </table:table-cell>
          <table:table-cell table:number-columns-repeated="3"/>
          <table:table-cell office:value-type="float" office:value="1906" calcext:value-type="float">
            <text:p>1906</text:p>
          </table:table-cell>
          <table:table-cell table:formula="of:=[.S9]-[.$S$2]" office:value-type="float" office:value="1647" calcext:value-type="float">
            <text:p>1647</text:p>
          </table:table-cell>
          <table:table-cell table:number-columns-repeated="3"/>
          <table:table-cell office:value-type="float" office:value="1922" calcext:value-type="float">
            <text:p>1922</text:p>
          </table:table-cell>
          <table:table-cell table:formula="of:=[.X9]-[.$X$2]" office:value-type="float" office:value="1661" calcext:value-type="float">
            <text:p>1661</text:p>
          </table:table-cell>
          <table:table-cell table:number-columns-repeated="3"/>
          <table:table-cell office:value-type="float" office:value="1936" calcext:value-type="float">
            <text:p>1936</text:p>
          </table:table-cell>
          <table:table-cell table:formula="of:=[.AC9]-[.$AC$2]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table:formula="of:=[.D10]-[.$D$2]" office:value-type="float" office:value="1836" calcext:value-type="float">
            <text:p>1836</text:p>
          </table:table-cell>
          <table:table-cell table:number-columns-repeated="3"/>
          <table:table-cell office:value-type="float" office:value="2110" calcext:value-type="float">
            <text:p>2110</text:p>
          </table:table-cell>
          <table:table-cell table:formula="of:=[.I10]-[.$I$2]" office:value-type="float" office:value="1855" calcext:value-type="float">
            <text:p>1855</text:p>
          </table:table-cell>
          <table:table-cell table:number-columns-repeated="3"/>
          <table:table-cell office:value-type="float" office:value="2127" calcext:value-type="float">
            <text:p>2127</text:p>
          </table:table-cell>
          <table:table-cell table:formula="of:=[.N10]-[.$N$2]" office:value-type="float" office:value="1870" calcext:value-type="float">
            <text:p>1870</text:p>
          </table:table-cell>
          <table:table-cell table:number-columns-repeated="3"/>
          <table:table-cell office:value-type="float" office:value="2144" calcext:value-type="float">
            <text:p>2144</text:p>
          </table:table-cell>
          <table:table-cell table:formula="of:=[.S10]-[.$S$2]" office:value-type="float" office:value="1885" calcext:value-type="float">
            <text:p>1885</text:p>
          </table:table-cell>
          <table:table-cell table:number-columns-repeated="3"/>
          <table:table-cell office:value-type="float" office:value="2161" calcext:value-type="float">
            <text:p>2161</text:p>
          </table:table-cell>
          <table:table-cell table:formula="of:=[.X10]-[.$X$2]" office:value-type="float" office:value="1900" calcext:value-type="float">
            <text:p>1900</text:p>
          </table:table-cell>
          <table:table-cell table:number-columns-repeated="3"/>
          <table:table-cell office:value-type="float" office:value="2178" calcext:value-type="float">
            <text:p>2178</text:p>
          </table:table-cell>
          <table:table-cell table:formula="of:=[.AC10]-[.$AC$2]"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table:formula="of:=[.D11]-[.$D$2]" office:value-type="float" office:value="2067" calcext:value-type="float">
            <text:p>2067</text:p>
          </table:table-cell>
          <table:table-cell table:number-columns-repeated="3"/>
          <table:table-cell office:value-type="float" office:value="2344" calcext:value-type="float">
            <text:p>2344</text:p>
          </table:table-cell>
          <table:table-cell table:formula="of:=[.I11]-[.$I$2]" office:value-type="float" office:value="2089" calcext:value-type="float">
            <text:p>2089</text:p>
          </table:table-cell>
          <table:table-cell table:number-columns-repeated="3"/>
          <table:table-cell office:value-type="float" office:value="2363" calcext:value-type="float">
            <text:p>2363</text:p>
          </table:table-cell>
          <table:table-cell table:formula="of:=[.N11]-[.$N$2]" office:value-type="float" office:value="2106" calcext:value-type="float">
            <text:p>2106</text:p>
          </table:table-cell>
          <table:table-cell table:number-columns-repeated="3"/>
          <table:table-cell office:value-type="float" office:value="2382" calcext:value-type="float">
            <text:p>2382</text:p>
          </table:table-cell>
          <table:table-cell table:formula="of:=[.S11]-[.$S$2]" office:value-type="float" office:value="2123" calcext:value-type="float">
            <text:p>2123</text:p>
          </table:table-cell>
          <table:table-cell table:number-columns-repeated="3"/>
          <table:table-cell office:value-type="float" office:value="2401" calcext:value-type="float">
            <text:p>2401</text:p>
          </table:table-cell>
          <table:table-cell table:formula="of:=[.X11]-[.$X$2]" office:value-type="float" office:value="2140" calcext:value-type="float">
            <text:p>2140</text:p>
          </table:table-cell>
          <table:table-cell table:number-columns-repeated="3"/>
          <table:table-cell office:value-type="float" office:value="2419" calcext:value-type="float">
            <text:p>2419</text:p>
          </table:table-cell>
          <table:table-cell table:formula="of:=[.AC11]-[.$AC$2]" office:value-type="float" office:value="2157" calcext:value-type="float">
            <text:p>2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time-style style:name="N156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43">
      <number:month number:textual="true"/>
      <number:text>-</number:text>
      <number:year/>
    </number:dat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1">
      <number:number number:decimal-places="1" number:min-decimal-places="1" number:min-integer-digits="1"/>
    </number:number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time-style style:name="N151">
      <number:hours/>
      <number:text>:</number:text>
      <number:minutes number:style="long"/>
      <number:text> </number:text>
      <number:am-pm/>
    </number:time-style>
    <number:number-style style:name="N122">
      <number:number number:decimal-places="3" number:min-decimal-places="3" number:min-integer-digits="1"/>
    </number:number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">
      <number:number number:decimal-places="4" number:min-decimal-places="4" number:min-integer-digits="1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39">
      <number:month/>
      <number:text>/</number:text>
      <number:day/>
      <number:text>/</number:text>
      <number:year number:style="long"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1:00:26.968807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9T11:24:58.354454291</dc:date>
    <meta:editing-duration>PT5H37M41S</meta:editing-duration>
    <meta:editing-cycles>17</meta:editing-cycles>
    <meta:generator>LibreOffice/7.3.1.3$Linux_X86_64 LibreOffice_project/30$Build-3</meta:generator>
    <meta:document-statistic meta:table-count="3" meta:cell-count="299" meta:object-count="0"/>
  </office:meta>
</office:document-meta>
</file>